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629c" officeooo:paragraph-rsid="001b629c"/>
    </style:style>
    <style:style style:name="P2" style:family="paragraph" style:parent-style-name="Standard">
      <style:text-properties officeooo:rsid="001a089b" officeooo:paragraph-rsid="001a089b"/>
    </style:style>
    <style:style style:name="P3" style:family="paragraph" style:parent-style-name="Standard">
      <style:text-properties officeooo:rsid="001b629c" officeooo:paragraph-rsid="001b629c"/>
    </style:style>
    <style:style style:name="P4" style:family="paragraph" style:parent-style-name="Standard">
      <style:text-properties officeooo:rsid="001b629c" officeooo:paragraph-rsid="001b629c" fo:background-color="#000000"/>
    </style:style>
    <style:style style:name="P5" style:family="paragraph" style:parent-style-name="Standard">
      <style:text-properties fo:font-size="16pt" fo:font-weight="bold" officeooo:rsid="001a089b" officeooo:paragraph-rsid="001a089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fo:font-weight="bold" officeooo:rsid="001a089b" officeooo:paragraph-rsid="001a089b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#000000"/>
    </style:style>
    <style:style style:name="P8" style:family="paragraph" style:parent-style-name="Standard">
      <style:paragraph-properties fo:text-align="center" style:justify-single-word="false"/>
      <style:text-properties officeooo:rsid="001a089b" officeooo:paragraph-rsid="001a089b"/>
    </style:style>
    <style:style style:name="T1" style:family="text">
      <style:text-properties officeooo:rsid="001b629c"/>
    </style:style>
    <style:style style:name="T2" style:family="text">
      <style:text-properties fo:color="#cc6c1d" style:font-name="Consolas" fo:font-size="10pt" style:font-size-asian="10pt"/>
    </style:style>
    <style:style style:name="T3" style:family="text">
      <style:text-properties fo:color="#d9e8f7" style:font-name="Consolas" fo:font-size="10pt" style:font-size-asian="10pt"/>
    </style:style>
    <style:style style:name="T4" style:family="text">
      <style:text-properties fo:color="#f2f200" style:font-name="Consolas" fo:font-size="10pt" style:font-size-asian="10pt"/>
    </style:style>
    <style:style style:name="T5" style:family="text">
      <style:text-properties fo:color="#e6e6fa" style:font-name="Consolas" fo:font-size="10pt" style:font-size-asian="10pt"/>
    </style:style>
    <style:style style:name="T6" style:family="text">
      <style:text-properties fo:color="#6897bb" style:font-name="Consolas" fo:font-size="10pt" style:font-size-asian="10pt"/>
    </style:style>
    <style:style style:name="T7" style:family="text">
      <style:text-properties fo:color="#a7ec21" style:font-name="Consolas" fo:font-size="10pt" style:font-size-asian="10pt"/>
    </style:style>
    <style:style style:name="T8" style:family="text">
      <style:text-properties fo:color="#f9faf4" style:font-name="Consolas" fo:font-size="10pt" style:font-size-asian="10pt"/>
    </style:style>
    <style:style style:name="T9" style:family="text">
      <style:text-properties fo:color="#79abff" style:font-name="Consolas" fo:font-size="10pt" style:font-size-asian="10pt"/>
    </style:style>
    <style:style style:name="T10" style:family="text">
      <style:text-properties fo:color="#17c6a3" style:font-name="Consolas" fo:font-size="10pt" style:font-size-asian="10pt"/>
    </style:style>
    <style:style style:name="T11" style:family="text">
      <style:text-properties fo:color="#f3ec79" style:font-name="Consolas" fo:font-size="10pt" style:font-size-asian="10pt"/>
    </style:style>
    <style:style style:name="T12" style:family="text">
      <style:text-properties fo:color="#808080" style:font-name="Consolas" fo:font-size="10pt" style:font-size-asian="10pt"/>
    </style:style>
    <style:style style:name="T13" style:family="text">
      <style:text-properties fo:color="#808080" style:font-name="Consolas" fo:font-size="10pt" style:text-underline-style="solid" style:text-underline-width="auto" style:text-underline-color="font-color" style:font-size-asian="10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officeooo:rsid="001b82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4">Rapport Graphe Puissance 4</text:span></text:p>
      <text:p text:style-name="P2"/>
      <text:p text:style-name="P5">Objectif :</text:p>
      <text:p text:style-name="P2">Réaliser un programme permettant de jouer contre une IA au jeu puissance 4.</text:p>
      <text:p text:style-name="P2"/>
      <text:p text:style-name="P6">Algorithme Intelligence Artificielle</text:p>
      <text:p text:style-name="P2"/>
      <text:p text:style-name="P2">Fonction bestPlay :</text:p>
      <text:p text:style-name="P2">si derniere branch et niveau de recursivité est sup a 6</text:p>
      <text:p text:style-name="P2"><text:s text:c="2"/>bestPlay(nextKey,0)</text:p>
      <text:p text:style-name="P2">sinon</text:p>
      <text:p text:style-name="P2"><text:s text:c="2"/>si contient hashmap [branchkey] -15 -10 -9 -12 -11</text:p>
      <text:p text:style-name="P2"><text:s text:c="4"/>bestPlay(nextKey,0)</text:p>
      <text:p text:style-name="P2"><text:s text:c="3"/>sinon</text:p>
      <text:p text:style-name="P2"><text:s text:c="4"/>si contient hashmap[branchkey] 15 10 9 12 11</text:p>
      <text:p text:style-name="P2"><text:s text:c="6"/>playBest(branchkey,hashmap)</text:p>
      <text:p text:style-name="P2"><text:s text:c="6"/>return</text:p>
      <text:p text:style-name="P2"><text:s text:c="5"/>sinon</text:p>
      <text:p text:style-name="P2"><text:s text:c="6"/>si recursivitélevel%2==0</text:p>
      <text:p text:style-name="P2"><text:s text:c="8"/>si recursivité level=6</text:p>
      <text:p text:style-name="P2"><text:s text:c="10"/>playadv</text:p>
      <text:p text:style-name="P2"><text:s text:c="10"/>playbest nextbranchkey,recursivitélevel=0)</text:p>
      <text:p text:style-name="P2"><text:s text:c="9"/>sinon</text:p>
      <text:p text:style-name="P2"><text:s text:c="10"/>playadv</text:p>
      <text:p text:style-name="P2"><text:s text:c="10"/>playBeset(branchKey,recursitélevel+1)</text:p>
      <text:p text:style-name="P2"><text:s text:c="8"/>sinon</text:p>
      <text:p text:style-name="P2"><text:s text:c="10"/>si branchkey==null</text:p>
      <text:p text:style-name="P2"><text:s text:c="12"/>get 3 best possibilities</text:p>
      <text:p text:style-name="P2"><text:s text:c="12"/>for each possibilities</text:p>
      <text:p text:style-name="P2"><text:s text:c="14"/>put score into hashmap</text:p>
      <text:p text:style-name="P2"><text:s text:c="14"/>bestPlay(branchkey,recursivité level=2)</text:p>
      <text:p text:style-name="P2"><text:s text:c="11"/>sinon</text:p>
      <text:p text:style-name="P2"><text:s text:c="12"/>get 3 best possibilities</text:p>
      <text:p text:style-name="P2"><text:s text:c="14"/>score dans hashmap[branch] =&gt; premiere possibilité</text:p>
      <text:p text:style-name="P2"><text:s text:c="14"/>for each possibilities</text:p>
      <text:p text:style-name="P2"><text:s text:c="16"/>score dans hashmap[branch]possibilities</text:p>
      <text:p text:style-name="P2"><text:s text:c="16"/>bestplay(branchkey,recursivité level)</text:p>
      <text:p text:style-name="P2"/>
      <text:p text:style-name="P2"/>
      <text:p text:style-name="P2"/>
      <text:p text:style-name="P6">Fonction d’évaluation :</text:p>
      <text:p text:style-name="P2"><text:tab/></text:p>
      <text:p text:style-name="P2"><text:tab/><text:span text:style-name="T15">On fait la somme des jetons alignés dans chaque directions. Plus la somme est élevée plus la fonction d’évaluation renvoie un score élevée. De plus si la somme contient un 3 ou un 4 elle renverra un score plus élevée qu’une fonction contenant uniquement des 2… Cette fonction renvoie le même score en négatif pour simuler le joueur adverse</text:span></text:p>
      <text:p text:style-name="P2"/>
      <text:p text:style-name="P2"/>
      <text:p text:style-name="P2"/>
      <text:p text:style-name="P3"><text:soft-page-break/>Fonction java :</text:p>
      <text:p text:style-name="P4"><text:span text:style-name="T2"><text:tab/><text:tab/>int</text:span><text:span text:style-name="T3"> </text:span><text:span text:style-name="T4">totdir1</text:span><text:span text:style-name="T5">=</text:span><text:span text:style-name="T6">1</text:span><text:span text:style-name="T5">;</text:span></text:p>
      <text:p text:style-name="P7"><text:span text:style-name="T3"><text:tab/><text:tab/></text:span><text:span text:style-name="T2">int</text:span><text:span text:style-name="T3"> </text:span><text:span text:style-name="T4">totdir2</text:span><text:span text:style-name="T5">=</text:span><text:span text:style-name="T6">1</text:span><text:span text:style-name="T5">;</text:span></text:p>
      <text:p text:style-name="P7"><text:span text:style-name="T3"><text:tab/><text:tab/></text:span><text:span text:style-name="T2">int</text:span><text:span text:style-name="T3"> </text:span><text:span text:style-name="T4">totdir3</text:span><text:span text:style-name="T5">=</text:span><text:span text:style-name="T6">1</text:span><text:span text:style-name="T5">;</text:span></text:p>
      <text:p text:style-name="P7"><text:span text:style-name="T3"><text:tab/><text:tab/></text:span><text:span text:style-name="T2">int</text:span><text:span text:style-name="T3"> </text:span><text:span text:style-name="T4">totdir4</text:span><text:span text:style-name="T5">=</text:span><text:span text:style-name="T6">1</text:span><text:span text:style-name="T5">;</text:span></text:p>
      <text:p text:style-name="P7"><text:span text:style-name="T3"><text:tab/><text:tab/></text:span><text:span text:style-name="T2">int</text:span><text:span text:style-name="T3"> </text:span><text:span text:style-name="T4">somme</text:span><text:span text:style-name="T5">=</text:span><text:span text:style-name="T6">0</text:span><text:span text:style-name="T5">;</text:span></text:p>
      <text:p text:style-name="P7"><text:span text:style-name="T3"><text:tab/><text:tab/></text:span><text:span text:style-name="T2">int</text:span><text:span text:style-name="T3"> </text:span><text:span text:style-name="T4">gau</text:span><text:span text:style-name="T5">=</text:span><text:span text:style-name="T7">evaluationDirection</text:span><text:span text:style-name="T8">(</text:span><text:span text:style-name="T9">plateau</text:span><text:span text:style-name="T5">,</text:span><text:span text:style-name="T3"> </text:span><text:span text:style-name="T9">coup</text:span><text:span text:style-name="T5">,</text:span><text:span text:style-name="T3"> </text:span><text:span text:style-name="T10">"G"</text:span><text:span text:style-name="T8">)</text:span><text:span text:style-name="T5">;</text:span></text:p>
      <text:p text:style-name="P7"><text:span text:style-name="T3"><text:tab/><text:tab/></text:span><text:span text:style-name="T2">int</text:span><text:span text:style-name="T3"> </text:span><text:span text:style-name="T4">d</text:span><text:span text:style-name="T5">=</text:span><text:span text:style-name="T7">evaluationDirection</text:span><text:span text:style-name="T8">(</text:span><text:span text:style-name="T9">plateau</text:span><text:span text:style-name="T5">,</text:span><text:span text:style-name="T3"> </text:span><text:span text:style-name="T9">coup</text:span><text:span text:style-name="T5">,</text:span><text:span text:style-name="T3"> </text:span><text:span text:style-name="T10">"D"</text:span><text:span text:style-name="T8">)</text:span><text:span text:style-name="T5">;</text:span></text:p>
      <text:p text:style-name="P7"><text:span text:style-name="T3"><text:tab/><text:tab/></text:span><text:span text:style-name="T11">totdir1</text:span><text:span text:style-name="T5">+=</text:span><text:span text:style-name="T11">gau</text:span><text:span text:style-name="T5">+</text:span><text:span text:style-name="T11">d</text:span><text:span text:style-name="T5">;</text:span></text:p>
      <text:p text:style-name="P7"><text:span text:style-name="T3"><text:tab/><text:tab/></text:span><text:span text:style-name="T11">result</text:span><text:span text:style-name="T5">.</text:span><text:span text:style-name="T7">put</text:span><text:span text:style-name="T8">(</text:span><text:span text:style-name="T10">"G+D"</text:span><text:span text:style-name="T5">,</text:span><text:span text:style-name="T11">totdir1</text:span><text:span text:style-name="T8">)</text:span><text:span text:style-name="T5">;</text:span></text:p>
      <text:p text:style-name="P7"><text:span text:style-name="T3"><text:tab/><text:tab/></text:span><text:span text:style-name="T11">somme</text:span><text:span text:style-name="T5">+=</text:span><text:span text:style-name="T11">result</text:span><text:span text:style-name="T5">.</text:span><text:span text:style-name="T7">get</text:span><text:span text:style-name="T8">(</text:span><text:span text:style-name="T10">"G+D"</text:span><text:span text:style-name="T8">)</text:span><text:span text:style-name="T5">;</text:span></text:p>
      <text:p text:style-name="P7"><text:span text:style-name="T3"><text:tab/><text:tab/></text:span><text:span text:style-name="T11">gau</text:span><text:span text:style-name="T5">=</text:span><text:span text:style-name="T7">evaluationDirection</text:span><text:span text:style-name="T8">(</text:span><text:span text:style-name="T9">plateau</text:span><text:span text:style-name="T5">,</text:span><text:span text:style-name="T3"> </text:span><text:span text:style-name="T9">coup</text:span><text:span text:style-name="T5">,</text:span><text:span text:style-name="T3"> </text:span><text:span text:style-name="T10">"GN"</text:span><text:span text:style-name="T8">)</text:span><text:span text:style-name="T5">;</text:span></text:p>
      <text:p text:style-name="P7"><text:span text:style-name="T3"><text:tab/><text:tab/></text:span><text:span text:style-name="T11">d</text:span><text:span text:style-name="T5">=</text:span><text:span text:style-name="T7">evaluationDirection</text:span><text:span text:style-name="T8">(</text:span><text:span text:style-name="T9">plateau</text:span><text:span text:style-name="T5">,</text:span><text:span text:style-name="T3"> </text:span><text:span text:style-name="T9">coup</text:span><text:span text:style-name="T5">,</text:span><text:span text:style-name="T3"> </text:span><text:span text:style-name="T10">"DS"</text:span><text:span text:style-name="T8">)</text:span><text:span text:style-name="T5">;</text:span></text:p>
      <text:p text:style-name="P7"><text:span text:style-name="T3"><text:tab/><text:tab/></text:span><text:span text:style-name="T11">totdir2</text:span><text:span text:style-name="T5">+=</text:span><text:span text:style-name="T11">gau</text:span><text:span text:style-name="T5">+</text:span><text:span text:style-name="T11">d</text:span><text:span text:style-name="T5">;</text:span></text:p>
      <text:p text:style-name="P7"><text:span text:style-name="T3"><text:tab/><text:tab/></text:span><text:span text:style-name="T11">result</text:span><text:span text:style-name="T5">.</text:span><text:span text:style-name="T7">put</text:span><text:span text:style-name="T8">(</text:span><text:span text:style-name="T10">"GS+DS"</text:span><text:span text:style-name="T5">,</text:span><text:span text:style-name="T11">totdir2</text:span><text:span text:style-name="T8">)</text:span><text:span text:style-name="T5">;</text:span></text:p>
      <text:p text:style-name="P7"><text:span text:style-name="T3"><text:tab/><text:tab/></text:span><text:span text:style-name="T11">somme</text:span><text:span text:style-name="T5">+=</text:span><text:span text:style-name="T11">totdir2</text:span><text:span text:style-name="T5">;</text:span></text:p>
      <text:p text:style-name="P7"><text:span text:style-name="T3"><text:tab/><text:tab/></text:span><text:span text:style-name="T11">gau</text:span><text:span text:style-name="T5">=</text:span><text:span text:style-name="T7">evaluationDirection</text:span><text:span text:style-name="T8">(</text:span><text:span text:style-name="T9">plateau</text:span><text:span text:style-name="T5">,</text:span><text:span text:style-name="T3"> </text:span><text:span text:style-name="T9">coup</text:span><text:span text:style-name="T5">,</text:span><text:span text:style-name="T3"> </text:span><text:span text:style-name="T10">"DN"</text:span><text:span text:style-name="T8">)</text:span><text:span text:style-name="T5">;</text:span></text:p>
      <text:p text:style-name="P7"><text:span text:style-name="T3"><text:tab/><text:tab/></text:span><text:span text:style-name="T11">d</text:span><text:span text:style-name="T5">=</text:span><text:span text:style-name="T7">evaluationDirection</text:span><text:span text:style-name="T8">(</text:span><text:span text:style-name="T9">plateau</text:span><text:span text:style-name="T5">,</text:span><text:span text:style-name="T3"> </text:span><text:span text:style-name="T9">coup</text:span><text:span text:style-name="T5">,</text:span><text:span text:style-name="T3"> </text:span><text:span text:style-name="T10">"GS"</text:span><text:span text:style-name="T8">)</text:span><text:span text:style-name="T5">;</text:span></text:p>
      <text:p text:style-name="P7"><text:span text:style-name="T3"><text:tab/><text:tab/></text:span><text:span text:style-name="T11">totdir3</text:span><text:span text:style-name="T5">+=</text:span><text:span text:style-name="T11">gau</text:span><text:span text:style-name="T5">+</text:span><text:span text:style-name="T11">d</text:span><text:span text:style-name="T5">;</text:span></text:p>
      <text:p text:style-name="P7"><text:span text:style-name="T3"><text:tab/><text:tab/></text:span><text:span text:style-name="T11">result</text:span><text:span text:style-name="T5">.</text:span><text:span text:style-name="T7">put</text:span><text:span text:style-name="T8">(</text:span><text:span text:style-name="T10">"DN+GS"</text:span><text:span text:style-name="T5">,</text:span><text:span text:style-name="T11">totdir3</text:span><text:span text:style-name="T8">)</text:span><text:span text:style-name="T5">;</text:span></text:p>
      <text:p text:style-name="P7"><text:span text:style-name="T3"><text:tab/><text:tab/></text:span><text:span text:style-name="T11">somme</text:span><text:span text:style-name="T5">+=</text:span><text:span text:style-name="T11">result</text:span><text:span text:style-name="T5">.</text:span><text:span text:style-name="T7">get</text:span><text:span text:style-name="T8">(</text:span><text:span text:style-name="T10">"DN+GS"</text:span><text:span text:style-name="T8">)</text:span><text:span text:style-name="T5">;</text:span></text:p>
      <text:p text:style-name="P7"><text:span text:style-name="T3"><text:tab/><text:tab/></text:span><text:span text:style-name="T11">gau</text:span><text:span text:style-name="T5">=</text:span><text:span text:style-name="T7">evaluationDirection</text:span><text:span text:style-name="T8">(</text:span><text:span text:style-name="T9">plateau</text:span><text:span text:style-name="T5">,</text:span><text:span text:style-name="T3"> </text:span><text:span text:style-name="T9">coup</text:span><text:span text:style-name="T5">,</text:span><text:span text:style-name="T3"> </text:span><text:span text:style-name="T10">"N"</text:span><text:span text:style-name="T8">)</text:span><text:span text:style-name="T5">;</text:span></text:p>
      <text:p text:style-name="P7"><text:span text:style-name="T3"><text:tab/><text:tab/></text:span><text:span text:style-name="T11">d</text:span><text:span text:style-name="T5">=</text:span><text:span text:style-name="T7">evaluationDirection</text:span><text:span text:style-name="T8">(</text:span><text:span text:style-name="T9">plateau</text:span><text:span text:style-name="T5">,</text:span><text:span text:style-name="T3"> </text:span><text:span text:style-name="T9">coup</text:span><text:span text:style-name="T5">,</text:span><text:span text:style-name="T3"> </text:span><text:span text:style-name="T10">"S"</text:span><text:span text:style-name="T8">)</text:span><text:span text:style-name="T5">;</text:span></text:p>
      <text:p text:style-name="P7"><text:span text:style-name="T3"><text:tab/><text:tab/></text:span><text:span text:style-name="T11">totdir4</text:span><text:span text:style-name="T5">+=</text:span><text:span text:style-name="T11">gau</text:span><text:span text:style-name="T5">+</text:span><text:span text:style-name="T11">d</text:span><text:span text:style-name="T5">;</text:span></text:p>
      <text:p text:style-name="P7"><text:span text:style-name="T3"><text:tab/><text:tab/></text:span><text:span text:style-name="T11">result</text:span><text:span text:style-name="T5">.</text:span><text:span text:style-name="T7">put</text:span><text:span text:style-name="T8">(</text:span><text:span text:style-name="T10">"NS"</text:span><text:span text:style-name="T5">,</text:span><text:span text:style-name="T3"> </text:span><text:span text:style-name="T11">totdir4</text:span><text:span text:style-name="T8">)</text:span><text:span text:style-name="T5">;</text:span></text:p>
      <text:p text:style-name="P7"><text:span text:style-name="T3"><text:tab/><text:tab/></text:span><text:span text:style-name="T11">somme</text:span><text:span text:style-name="T5">+=</text:span><text:span text:style-name="T11">totdir4</text:span><text:span text:style-name="T5">;</text:span></text:p>
      <text:p text:style-name="P7"><text:span text:style-name="T3"><text:tab/><text:tab/></text:span><text:span text:style-name="T12">//System.out.println("</text:span><text:span text:style-name="T13">somme</text:span><text:span text:style-name="T12"> : "+</text:span><text:span text:style-name="T13">somme</text:span><text:span text:style-name="T12">+" </text:span><text:span text:style-name="T13">coup</text:span><text:span text:style-name="T12"> <text:s/>: "+Arrays.toString(</text:span><text:span text:style-name="T13">coup</text:span><text:span text:style-name="T12">));</text:span></text:p>
      <text:p text:style-name="P7"><text:span text:style-name="T3"><text:tab/><text:tab/></text:span><text:span text:style-name="T2">if</text:span><text:span text:style-name="T8">(</text:span><text:span text:style-name="T11">result</text:span><text:span text:style-name="T5">.</text:span><text:span text:style-name="T7">containsValue</text:span><text:span text:style-name="T8">(</text:span><text:span text:style-name="T6">4</text:span><text:span text:style-name="T8">))</text:span><text:span text:style-name="T3"> </text:span><text:span text:style-name="T8">{</text:span></text:p>
      <text:p text:style-name="P7"><text:span text:style-name="T3"><text:tab/><text:tab/><text:tab/></text:span><text:span text:style-name="T2">return</text:span><text:span text:style-name="T3"> </text:span><text:span text:style-name="T6">15</text:span><text:span text:style-name="T5">;</text:span></text:p>
      <text:p text:style-name="P7"><text:span text:style-name="T3"><text:tab/><text:tab/></text:span><text:span text:style-name="T8">}</text:span><text:span text:style-name="T2">else</text:span><text:span text:style-name="T3"> </text:span><text:span text:style-name="T8">{</text:span></text:p>
      <text:p text:style-name="P7"><text:span text:style-name="T3"><text:tab/><text:tab/><text:tab/></text:span><text:span text:style-name="T2">switch</text:span><text:span text:style-name="T3"> </text:span><text:span text:style-name="T8">(</text:span><text:span text:style-name="T11">somme</text:span><text:span text:style-name="T8">)</text:span><text:span text:style-name="T3"> </text:span><text:span text:style-name="T8">{</text:span></text:p>
      <text:p text:style-name="P7"><text:span text:style-name="T3"><text:tab/><text:tab/><text:tab/></text:span><text:span text:style-name="T2">case</text:span><text:span text:style-name="T3"> </text:span><text:span text:style-name="T6">4</text:span><text:span text:style-name="T5">:</text:span></text:p>
      <text:p text:style-name="P7"><text:span text:style-name="T3"><text:tab/><text:tab/><text:tab/><text:tab/></text:span><text:span text:style-name="T2">return</text:span><text:span text:style-name="T3"> </text:span><text:span text:style-name="T6">0</text:span><text:span text:style-name="T5">;</text:span></text:p>
      <text:p text:style-name="P7"><text:span text:style-name="T3"><text:tab/><text:tab/><text:tab/></text:span><text:span text:style-name="T2">case</text:span><text:span text:style-name="T3"> </text:span><text:span text:style-name="T6">5</text:span><text:span text:style-name="T5">:</text:span></text:p>
      <text:p text:style-name="P7"><text:span text:style-name="T3"><text:tab/><text:tab/><text:tab/><text:tab/></text:span><text:span text:style-name="T2">return</text:span><text:span text:style-name="T3"> </text:span><text:span text:style-name="T6">1</text:span><text:span text:style-name="T5">;</text:span></text:p>
      <text:p text:style-name="P7"><text:span text:style-name="T3"><text:tab/><text:tab/><text:tab/></text:span><text:span text:style-name="T2">case</text:span><text:span text:style-name="T3"> </text:span><text:span text:style-name="T6">6</text:span><text:span text:style-name="T5">:</text:span></text:p>
      <text:p text:style-name="P7"><text:span text:style-name="T3"><text:tab/><text:tab/><text:tab/><text:tab/></text:span><text:span text:style-name="T2">if</text:span><text:span text:style-name="T8">(</text:span><text:span text:style-name="T5">!</text:span><text:span text:style-name="T11">result</text:span><text:span text:style-name="T5">.</text:span><text:span text:style-name="T7">containsValue</text:span><text:span text:style-name="T8">(</text:span><text:span text:style-name="T6">3</text:span><text:span text:style-name="T8">))</text:span></text:p>
      <text:p text:style-name="P7"><text:span text:style-name="T3"><text:tab/><text:tab/><text:tab/><text:tab/><text:tab/></text:span><text:span text:style-name="T2">return</text:span><text:span text:style-name="T3"> </text:span><text:span text:style-name="T6">2</text:span><text:span text:style-name="T5">;</text:span></text:p>
      <text:p text:style-name="P7"><text:span text:style-name="T3"><text:tab/><text:tab/><text:tab/><text:tab/></text:span><text:span text:style-name="T2">else</text:span></text:p>
      <text:p text:style-name="P7"><text:span text:style-name="T3"><text:tab/><text:tab/><text:tab/><text:tab/><text:tab/></text:span><text:span text:style-name="T2">return</text:span><text:span text:style-name="T3"> </text:span><text:span text:style-name="T6">5</text:span><text:span text:style-name="T5">;</text:span></text:p>
      <text:p text:style-name="P7"><text:span text:style-name="T3"><text:tab/><text:tab/><text:tab/></text:span><text:span text:style-name="T2">case</text:span><text:span text:style-name="T3"> </text:span><text:span text:style-name="T6">7</text:span><text:span text:style-name="T5">:</text:span></text:p>
      <text:p text:style-name="P7"><text:span text:style-name="T3"><text:tab/><text:tab/><text:tab/><text:tab/><text:tab/></text:span><text:span text:style-name="T2">if</text:span><text:span text:style-name="T8">(</text:span><text:span text:style-name="T11">result</text:span><text:span text:style-name="T5">.</text:span><text:span text:style-name="T7">containsValue</text:span><text:span text:style-name="T8">(</text:span><text:span text:style-name="T6">3</text:span><text:span text:style-name="T8">))</text:span></text:p>
      <text:p text:style-name="P7"><text:span text:style-name="T3"><text:tab/><text:tab/><text:tab/><text:tab/><text:tab/><text:tab/></text:span><text:span text:style-name="T2">return</text:span><text:span text:style-name="T3"> </text:span><text:span text:style-name="T6">6</text:span><text:span text:style-name="T5">;</text:span></text:p>
      <text:p text:style-name="P7"><text:span text:style-name="T3"><text:tab/><text:tab/><text:tab/><text:tab/><text:tab/></text:span><text:span text:style-name="T2">else</text:span></text:p>
      <text:p text:style-name="P7"><text:span text:style-name="T3"><text:tab/><text:tab/><text:tab/><text:tab/><text:tab/><text:tab/></text:span><text:span text:style-name="T2">return</text:span><text:span text:style-name="T3"> </text:span><text:span text:style-name="T6">4</text:span><text:span text:style-name="T5">;</text:span></text:p>
      <text:p text:style-name="P7"><text:span text:style-name="T3"><text:tab/><text:tab/><text:tab/></text:span><text:span text:style-name="T2">case</text:span><text:span text:style-name="T3"> </text:span><text:span text:style-name="T6">8</text:span><text:span text:style-name="T5">:</text:span></text:p>
      <text:p text:style-name="P7"><text:span text:style-name="T3"><text:tab/><text:tab/><text:tab/><text:tab/></text:span><text:span text:style-name="T2">if</text:span><text:span text:style-name="T8">(</text:span><text:span text:style-name="T11">result</text:span><text:span text:style-name="T5">.</text:span><text:span text:style-name="T7">containsValue</text:span><text:span text:style-name="T8">(</text:span><text:span text:style-name="T6">3</text:span><text:span text:style-name="T8">))</text:span></text:p>
      <text:p text:style-name="P7"><text:span text:style-name="T3"><text:tab/><text:tab/><text:tab/><text:tab/><text:tab/></text:span><text:span text:style-name="T2">return</text:span><text:span text:style-name="T3"> </text:span><text:span text:style-name="T6">7</text:span><text:span text:style-name="T5">;</text:span></text:p>
      <text:p text:style-name="P7"><text:span text:style-name="T3"><text:tab/><text:tab/><text:tab/><text:tab/></text:span><text:span text:style-name="T2">else</text:span></text:p>
      <text:p text:style-name="P7"><text:span text:style-name="T3"><text:tab/><text:tab/><text:tab/><text:tab/><text:tab/></text:span><text:span text:style-name="T2">return</text:span><text:span text:style-name="T3"> </text:span><text:span text:style-name="T6">4</text:span><text:span text:style-name="T5">;</text:span></text:p>
      <text:p text:style-name="P7"><text:span text:style-name="T3"><text:tab/><text:tab/><text:tab/></text:span><text:span text:style-name="T2">case</text:span><text:span text:style-name="T3"> </text:span><text:span text:style-name="T6">9</text:span><text:span text:style-name="T5">:</text:span></text:p>
      <text:p text:style-name="P7"><text:span text:style-name="T3"><text:tab/><text:tab/><text:tab/><text:tab/></text:span><text:span text:style-name="T2">if</text:span><text:span text:style-name="T8">(</text:span><text:span text:style-name="T11">result</text:span><text:span text:style-name="T5">.</text:span><text:span text:style-name="T7">containsValue</text:span><text:span text:style-name="T8">(</text:span><text:span text:style-name="T6">1</text:span><text:span text:style-name="T8">))</text:span><text:span text:style-name="T3"> </text:span><text:span text:style-name="T8">{</text:span></text:p>
      <text:p text:style-name="P7"><text:span text:style-name="T3"><text:tab/><text:tab/><text:tab/><text:tab/><text:tab/></text:span><text:span text:style-name="T2">return</text:span><text:span text:style-name="T3"> </text:span><text:span text:style-name="T6">9</text:span><text:span text:style-name="T5">;</text:span></text:p>
      <text:p text:style-name="P7"><text:span text:style-name="T3"><text:tab/><text:tab/><text:tab/><text:tab/></text:span><text:span text:style-name="T8">}</text:span><text:span text:style-name="T2">else</text:span><text:span text:style-name="T3"> </text:span><text:span text:style-name="T8">{</text:span></text:p>
      <text:p text:style-name="P7"><text:span text:style-name="T3"><text:tab/><text:tab/><text:tab/><text:tab/><text:tab/></text:span><text:span text:style-name="T2">return</text:span><text:span text:style-name="T3"> </text:span><text:span text:style-name="T6">8</text:span><text:span text:style-name="T5">;</text:span></text:p>
      <text:p text:style-name="P7"><text:span text:style-name="T3"><text:tab/><text:tab/><text:tab/><text:tab/></text:span><text:span text:style-name="T8">}</text:span></text:p>
      <text:p text:style-name="P7"><text:span text:style-name="T3"><text:tab/><text:tab/><text:tab/></text:span><text:span text:style-name="T2">case</text:span><text:span text:style-name="T3"> </text:span><text:span text:style-name="T6">10</text:span><text:span text:style-name="T5">:</text:span></text:p>
      <text:p text:style-name="P7"><text:span text:style-name="T3"><text:tab/><text:tab/><text:tab/><text:tab/></text:span><text:span text:style-name="T2">return</text:span><text:span text:style-name="T3"> </text:span><text:span text:style-name="T6">10</text:span><text:span text:style-name="T5">;</text:span></text:p>
      <text:p text:style-name="P7"><text:span text:style-name="T3"><text:tab/><text:tab/><text:tab/></text:span><text:span text:style-name="T2">case</text:span><text:span text:style-name="T3"> </text:span><text:span text:style-name="T6">11</text:span><text:span text:style-name="T5">:</text:span></text:p>
      <text:p text:style-name="P7"><text:soft-page-break/><text:span text:style-name="T3"><text:tab/><text:tab/><text:tab/><text:tab/></text:span><text:span text:style-name="T2">return</text:span><text:span text:style-name="T3"> </text:span><text:span text:style-name="T6">11</text:span><text:span text:style-name="T5">;</text:span></text:p>
      <text:p text:style-name="P7"><text:span text:style-name="T3"><text:tab/><text:tab/><text:tab/></text:span><text:span text:style-name="T2">case</text:span><text:span text:style-name="T3"> </text:span><text:span text:style-name="T6">12</text:span><text:span text:style-name="T5">:</text:span></text:p>
      <text:p text:style-name="P7"><text:span text:style-name="T3"><text:tab/><text:tab/><text:tab/><text:tab/></text:span><text:span text:style-name="T2">return</text:span><text:span text:style-name="T3"> </text:span><text:span text:style-name="T6">12</text:span><text:span text:style-name="T5">;</text:span></text:p>
      <text:p text:style-name="P7"><text:span text:style-name="T3"><text:tab/><text:tab/><text:tab/></text:span><text:span text:style-name="T2">default</text:span><text:span text:style-name="T5">:</text:span></text:p>
      <text:p text:style-name="P7"><text:span text:style-name="T3"><text:tab/><text:tab/><text:tab/><text:tab/></text:span><text:span text:style-name="T2">return</text:span><text:span text:style-name="T3"> </text:span><text:span text:style-name="T6">0</text:span><text:span text:style-name="T5">;</text:span></text:p>
      <text:p text:style-name="P3"><text:span text:style-name="T3"><text:tab/><text:tab/><text:tab/></text:span><text:span text:style-name="T8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b629c" officeooo:paragraph-rsid="001b62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homas Palis Gilles Labrousse Bastien Didi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1:15:03.176000000</meta:creation-date>
    <dc:date>2019-04-10T08:44:54.073000000</dc:date>
    <meta:editing-duration>PT11M49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3" meta:paragraph-count="103" meta:word-count="300" meta:character-count="2866" meta:non-whitespace-character-count="2218"/>
  </office:meta>
</office:document-meta>
</file>